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0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5c70e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85d29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9cac7" style:font-size-asian="10pt" style:font-weight-asian="normal" style:font-size-complex="10pt"/>
    </style:style>
    <style:style style:name="T21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2" style:family="text">
      <style:text-properties officeooo:rsid="0156274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6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ugust 29</text:span><text:span text:style-name="T4">, 202</text:span><text:span text:style-name="T5">5</text:span></text:p>
      <text:p text:style-name="P2" loext:marker-style-name="T2"><text:span text:style-name="T6"><text:user-defined style:data-style-name="N0" text:name="CoTicker">HMB</text:user-defined></text:span><text:span text:style-name="T6">-</text:span><text:span text:style-name="T6"><text:user-defined style:data-style-name="N0" text:name="Folio1">22031</text:user-defined></text:span><text:span text:style-name="T6">-</text:span><text:span text:style-name="T6"><text:user-defined style:data-style-name="N0" text:name="Reference">TD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Habib Metropolitan Bank Limited</text:user-defined></text:span><text:span text:style-name="T9"><text:s/></text:span><text:span text:style-name="T10">(</text:span><text:span text:style-name="T10"><text:user-defined style:data-style-name="N0" text:name="CoTicker">HMB</text:user-defined></text:span><text:span text:style-name="T10">)-</text:span><text:span text:style-name="T9"> Foli</text:span><text:span text:style-name="T11">o # </text:span><text:span text:style-name="T11"><text:user-defined style:data-style-name="N0" text:name="Folio1">22031</text:user-defined></text:span></text:p>
        </text:list-item>
      </text:list>
      <text:p text:style-name="P5" loext:marker-style-name="T12"/>
      <text:p text:style-name="P1" loext:marker-style-name="T2"><text:span text:style-name="T13">Dear Sirs, </text:span><text:span text:style-name="T14"/></text:p>
      <text:p text:style-name="P6" loext:marker-style-name="T14"><text:span text:style-name="T14"/></text:p>
      <text:p text:style-name="P7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8" loext:marker-style-name="T2"><text:span text:style-name="T14"><text:user-defined style:data-style-name="N0" text:name="ReferenceReceiving">CDCSR/LTC/HMB/1019/24</text:user-defined></text:span><text:span text:style-name="T14">,</text:span></text:p>
        </text:list-item>
      </text:list>
      <text:p text:style-name="P9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0" loext:marker-style-name="T2"><text:span text:style-name="T17">Certificate number</text:span><text:span text:style-name="T19">s </text:span><text:span text:style-name="T20">186920, 00184264, 00181038, 0065281</text:span><text:span text:style-name="T17"> for =</text:span><text:span text:style-name="T20">795</text:span><text:span text:style-name="T17">= shares duly transferred in my name</text:span><text:span text:style-name="T21">.</text:span></text:p>
        </text:list-item>
      </text:list>
      <text:p text:style-name="P11" loext:marker-style-name="T2"/>
      <text:p text:style-name="P12" loext:marker-style-name="T2">Moving forward in accordance with SECP directives to convert <text:span text:style-name="T22">the above mentioned</text:span> shares into Book Entry Form, <text:span text:style-name="T22">please enclose system generated transfer deed against the subject mentioned folio in response to this letter to the address listed below.</text:span></text:p>
      <text:p text:style-name="P12" loext:marker-style-name="T2"/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3">Yours Faithfully, </text:span><text:span text:style-name="T14"/></text:p>
      <text:p text:style-name="P16" loext:marker-style-name="T2"/>
      <text:p text:style-name="P16" loext:marker-style-name="T2"/>
      <text:p text:style-name="P1" loext:marker-style-name="T2"><text:span text:style-name="T23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4">Muhammad Ilyas Khan</text:span><text:span text:style-name="T8"/></text:p>
            <text:p text:style-name="P1" loext:marker-style-name="T2"><text:span text:style-name="T13">21, Ghulam Nabi Colony</text:span><text:span text:style-name="T14"/></text:p>
            <text:p text:style-name="P1" loext:marker-style-name="T2"><text:span text:style-name="T13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4">CNIC</text:span><text:span text:style-name="T13">: 35202-2834819-5</text:span></text:p>
            <text:p text:style-name="P17" loext:marker-style-name="T2"><text:span text:style-name="T25">Contact: </text:span><text:span text:style-name="T13">0301 443 0802</text:span></text:p>
            <text:p text:style-name="P18" loext:marker-style-name="T2"><text:span text:style-name="T24">Email</text:span><text:span text:style-name="T13">: Ilyas.Khan@yahoo.com</text:span></text:p>
          </table:table-cell>
        </table:table-row>
      </table:table>
      <text:p text:style-name="P19" loext:marker-style-name="T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TD-25-01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8-25T21:07:30.679542300</dc:date>
    <meta:editing-cycles>677</meta:editing-cycles>
    <meta:editing-duration>P3DT10H26M8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37" meta:character-count="951" meta:non-whitespace-character-count="842"/>
    <meta:user-defined meta:name="CoTicker">HMB</meta:user-defined>
    <meta:user-defined meta:name="Company">Habib Metropolitan Bank Limited</meta:user-defined>
    <meta:user-defined meta:name="FatherCNIC">35200-1521538-7</meta:user-defined>
    <meta:user-defined meta:name="Folio1">22031</meta:user-defined>
    <meta:user-defined meta:name="Reference" meta:value-type="string">TD-25-01</meta:user-defined>
    <meta:user-defined meta:name="ReferenceReceiving" meta:value-type="string">CDCSR/LTC/HMB/1019/24</meta:user-defined>
  </office:meta>
</office:document-meta>
</file>